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agraph-properties fo:text-align="justify" style:justify-single-word="false"/>
    </style:style>
    <style:style style:name="T1" style:family="text">
      <style:text-properties fo:language="en" fo:country="GB"/>
    </style:style>
    <style:style style:name="T2" style:family="text">
      <style:text-properties fo:language="en" fo:country="GB"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inciple 12: Approved Service Providers</text:span></text:p>
      <text:p text:style-name="P1"><text:span text:style-name="T2">70. </text:span><text:span text:style-name="T1">When selecting and appointing service providers the board should be alert to possible conflicts of interest in acceptance of advice where for instance a consultant is also an employee of the investment administrator.</text:span></text:p>
      <text:p text:style-name="P1"><text:span text:style-name="T1">These conflicts of interest must be pro-actively identified and disclosed. Acceptable, workable policies and directives to deal with such situations must be determined.</text:span></text:p>
      <text:p text:style-name="P1"><text:span text:style-name="T2">71.</text:span><text:span text:style-name="T1"> Boards are held accountable for any actions and decisions taken by their mandated sub-committees, </text:span></text:p>
      <text:p text:style-name="P1"><text:span text:style-name="T1">agents, office bearers and duties outsourced to service providers. As such, the members of the board of </text:span></text:p>
      <text:p text:style-name="P1"><text:span text:style-name="T1">the fund can be held jointly and severally liable for the actions of their mandated agents.</text:span></text:p>
      <text:p text:style-name="P1"><text:span text:style-name="T2">72. </text:span><text:span text:style-name="T1">A fund should have clear written rules and control processes in place for the financial management and, investment management and the safeguarding of assets, delegation of duties, outsourcing of </text:span></text:p>
      <text:p text:style-name="P1"><text:span text:style-name="T1">functions and selection process to be followed in the evaluation and appointment of service providers.</text:span></text:p>
      <text:p text:style-name="P1"><text:span text:style-name="T2">73. </text:span><text:span text:style-name="T1">No service provider should derive any benefit from the fund assets and resources or its association with the fund other than those terms contractually agreed to in the signed service level agreements.</text:span></text:p>
      <text:p text:style-name="P1"><text:span text:style-name="T2">74. </text:span><text:span text:style-name="T1">A policy should be established which sets out the frequency of reporting by the administrators and service providers to ensure that the fund is administered and managed properly and responsibly as delegated by the board.</text:span></text:p>
      <text:p text:style-name="P1"><text:span text:style-name="T2">75. </text:span><text:span text:style-name="T1">There are various factors to consider during a formal selection and ongoing assessment process of service provider(s) including, but not limited to, the following:</text:span></text:p>
      <text:p text:style-name="P1"><text:span text:style-name="T1"><text:s text:c="9"/></text:span><text:span text:style-name="T2"><text:s text:c="3"/>74.1</text:span><text:span text:style-name="T1"> Skills and competencies of service provider;</text:span></text:p>
      <text:p text:style-name="P1"><text:span text:style-name="T1"><text:s text:c="12"/></text:span><text:span text:style-name="T2">74.2</text:span><text:span text:style-name="T1"> Track record in terms of fulfilment of mandates, breaches, case law etc.;</text:span></text:p>
      <text:p text:style-name="P1"><text:span text:style-name="T1"><text:s text:c="8"/></text:span><text:span text:style-name="T2">74.3</text:span><text:span text:style-name="T1"> Fee-structure of service provider and how it is linked to performance standards delivery <text:tab/>on its mandates;</text:span></text:p>
      <text:p text:style-name="P1"><text:span text:style-name="T1"><text:s text:c="12"/></text:span><text:span text:style-name="T2">74.4</text:span><text:span text:style-name="T1"> The internal policies, practices and procedures of service providers e.g. policy on <text:tab/><text:tab/>conflict of interest;</text:span></text:p>
      <text:p text:style-name="P1"><text:span text:style-name="T1"><text:s text:c="12"/></text:span><text:span text:style-name="T2">74.5</text:span><text:span text:style-name="T1"> Independent reference checks with past and present clients of the service providers;</text:span></text:p>
      <text:p text:style-name="P1"><text:span text:style-name="T1"><text:tab/></text:span><text:span text:style-name="T2">74.6</text:span><text:span text:style-name="T1"> Benchmarking against set standards as set in the service level agreement(s), mandate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10:20:26</dc:date>
    <dc:creator>Steven Fourie</dc:creator>
    <meta:editing-duration>PT51M23S</meta:editing-duration>
    <meta:editing-cycles>2</meta:editing-cycles>
    <meta:generator>LibreOffice/3.5$Linux_X86_64 LibreOffice_project/350m1$Build-3</meta:generator>
    <meta:document-statistic meta:table-count="0" meta:image-count="0" meta:object-count="0" meta:page-count="1" meta:paragraph-count="17" meta:word-count="329" meta:character-count="2212" meta:non-whitespace-character-count="1837"/>
  </office:meta>
</office:document-meta>
</file>